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mily-generic="swiss"/>
    <style:font-face style:name="LMRoman10" svg:font-family="LMRoman1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MRoman10"/>
    </style:style>
    <style:style style:name="P2" style:family="paragraph" style:parent-style-name="Standard">
      <style:paragraph-properties fo:text-align="justify" style:justify-single-word="false"/>
      <style:text-properties style:font-name="LMRoman10" fo:language="it" fo:country="IT"/>
    </style:style>
    <style:style style:name="P3" style:family="paragraph" style:parent-style-name="Standard">
      <style:paragraph-properties fo:text-align="justify" style:justify-single-word="false"/>
      <style:text-properties style:font-name="LMRoman10" officeooo:paragraph-rsid="000f6676"/>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language="it" fo:country="IT"/>
    </style:style>
    <style:style style:name="P6" style:family="paragraph" style:parent-style-name="Standard">
      <style:text-properties officeooo:paragraph-rsid="000df03e"/>
    </style:style>
    <style:style style:name="P7" style:family="paragraph" style:parent-style-name="Standard" style:master-page-name="MP0">
      <style:paragraph-properties style:page-number="auto" fo:break-before="page"/>
    </style:style>
    <style:style style:name="T1" style:family="text">
      <style:text-properties style:font-name="LMRoman10"/>
    </style:style>
    <style:style style:name="T2" style:family="text">
      <style:text-properties style:font-name="LMRoman10" officeooo:rsid="000df03e"/>
    </style:style>
    <style:style style:name="T3" style:family="text">
      <style:text-properties style:font-name="LMRoman10" officeooo:rsid="000f6676"/>
    </style:style>
    <style:style style:name="T4" style:family="text">
      <style:text-properties style:font-name="LMRoman10" officeooo:rsid="00110d55"/>
    </style:style>
    <style:style style:name="T5" style:family="text">
      <style:text-properties style:text-position="super 67%" style:font-name="LMRoman10" officeooo:rsid="000df03e"/>
    </style:style>
    <style:style style:name="T6" style:family="text">
      <style:text-properties officeooo:rsid="000f6676"/>
    </style:style>
    <style:style style:name="T7" style:family="text">
      <style:text-properties officeooo:rsid="00110d5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6"><text:span text:style-name="Car._20_predefinito_20_paragrafo"><text:span text:style-name="T1"><text:tab/><text:tab/><text:tab/><text:tab/><text:tab/><text:tab/><text:tab/><text:tab/><text:tab/><text:tab/></text:span></text:span><text:span text:style-name="Car._20_predefinito_20_paragrafo"><text:span text:style-name="T3">August</text:span></text:span><text:span text:style-name="Car._20_predefinito_20_paragrafo"><text:span text:style-name="T2"> </text:span></text:span><text:span text:style-name="Car._20_predefinito_20_paragrafo"><text:span text:style-name="T4">25</text:span></text:span><text:span text:style-name="Car._20_predefinito_20_paragrafo"><text:span text:style-name="T5">th</text:span></text:span><text:span text:style-name="Car._20_predefinito_20_paragrafo"><text:span text:style-name="T1">, 2020</text:span></text:span></text:p>
      <text:p text:style-name="Standard"/>
      <text:p text:style-name="Standard"/>
      <text:p text:style-name="P1">Dear Editors and Reviewers,</text:p>
      <text:p text:style-name="Standard"/>
      <text:p text:style-name="P3">please find attached our paper entitled “A Review on Blockchain for the Internet of Medical</text:p>
      <text:p text:style-name="P3">Things: Definitions, Challenges, Applications, and Vision”, to be considered for publication in <text:span text:style-name="T7">Computer Communications</text:span>.</text:p>
      <text:p text:style-name="P4"/>
      <text:p text:style-name="P3">The <text:span text:style-name="T6">paper </text:span>move the attention over the Internet of Medical Things solution centered on final users. We will go through the current challenges for the Smart Health applications to be coupled with blockchain in order to move forward an idea of blockchain-based implementations in which the system should be independent from the Healthcare providers and more user-centric (or patient centric, describing it from the medical position).</text:p>
      <text:p text:style-name="P3"/>
      <text:p text:style-name="P2">Best regards,</text:p>
      <text:p text:style-name="P5"/>
      <text:p text:style-name="P2"><text:span text:style-name="T6">Gioele Bigini</text:span>, Valerio Freschi, <text:span text:style-name="T6">and Emanuele Lattanzi</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 svg:font-family="'Lohit Hindi'" style:font-family-generic="swiss"/>
    <style:font-face style:name="LMRoman10" svg:font-family="LMRoman1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WenQuanYi Micro Hei"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color="#00000a" style:font-name-asian="DejaVu Sans" style:font-family-asian="'DejaVu Sans'" style:font-family-generic-asian="system" style:font-pitch-asian="variable" style:font-name-complex="Lohit Hindi" style:font-family-complex="'Lohit Hindi'" style:font-family-generic-complex="swiss"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ar._20_predefinito_20_paragrafo" style:display-name="Car. predefinito paragrafo"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freschi </meta:initial-creator>
    <meta:creation-date>2015-11-12T10:49:00Z</meta:creation-date>
    <dc:date>2020-08-25T10:47:01.077486156</dc:date>
    <meta:editing-cycles>9</meta:editing-cycles>
    <meta:editing-duration>PT13M10S</meta:editing-duration>
    <meta:document-statistic meta:table-count="0" meta:image-count="0" meta:object-count="0" meta:page-count="1" meta:paragraph-count="7" meta:word-count="111" meta:character-count="761" meta:non-whitespace-character-count="647"/>
    <meta:template xlink:type="simple" xlink:actuate="onRequest" xlink:title="" xlink:href="Normal.dotm"/>
  </office:meta>
</office:document-meta>
</file>